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27_11-27-08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52136 E-139-34-49.270019</text:p>
          </table:table-cell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27_11-56-53_000.jpg</text:p>
          </table:table-cell>
          <table:table-cell table:style-name="ce8" office:value-type="string">
            <text:p>:m other / 記録　文書 / @自室 / 朝体操 / dance-original / s.1:id=KMCM,num-of-steps=4</text:p>
          </table:table-cell>
          <table:table-cell table:style-name="ce4"/>
          <table:table-cell table:style-name="ce4"/>
          <table:table-cell table:style-name="ce4" office:value-type="string">
            <text:p>N-35-35-28.752136 E-139-34-49.379882</text:p>
          </table:table-cell>
          <table:table-cell table:style-name="ce35" table:formula="of:=IF([.E3]=&quot;&quot;;[.C3];CONCATENATE([.C3];&quot; / &quot;;[.E3]))" office:value-type="string" office:string-value=":m other / 記録　文書 / @自室 / 朝体操 / dance-original / s.1:id=KMCM,num-of-steps=4">
            <text:p>:m other / 記録　文書 / @自室 / 朝体操 / dance-original / s.1:id=KMCM,num-of-steps=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7_11-57-21_000.jpg</text:p>
          </table:table-cell>
          <table:table-cell table:style-name="ce8" office:value-type="string">
            <text:p>:m RES 1-2*2 / free# JVEMV6 68#_29(T-16) / 68. theoretical-physics(tp) / A.1. mathematics / T-16.様相論理 / topics=~,w:命題論理；義務論理；,other=~,s=~,i=~</text:p>
          </table:table-cell>
          <table:table-cell table:style-name="ce18"/>
          <table:table-cell table:style-name="ce4"/>
          <table:table-cell table:style-name="ce4" office:value-type="string">
            <text:p>N-35-35-28.463745 E-139-34-49.324951</text:p>
          </table:table-cell>
          <table:table-cell table:style-name="ce35" table:formula="of:=IF([.E4]=&quot;&quot;;[.C4];CONCATENATE([.C4];&quot; / &quot;;[.E4]))" office:value-type="string" office:string-value=":m RES 1-2*2 / free# JVEMV6 68#_29(T-16) / 68. theoretical-physics(tp) / A.1. mathematics / T-16.様相論理 / topics=~,w:命題論理；義務論理；,other=~,s=~,i=~">
            <text:p>:m RES 1-2*2 / free# JVEMV6 68#_29(T-16) / 68. theoretical-physics(tp) / A.1. mathematics / T-16.様相論理 / topics=~,w:命題論理；義務論理；,other=~,s=~,i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7_12-27-44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5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1-27_14-35-34_000.jpg</text:p>
          </table:table-cell>
          <table:table-cell table:style-name="ce17" office:value-type="string">
            <text:p>:PHOTO 記録 / @２階：トイレ：便器内 / 大便：様子 / time=~</text:p>
          </table:table-cell>
          <table:table-cell table:style-name="ce19"/>
          <table:table-cell table:style-name="ce4"/>
          <table:table-cell table:style-name="ce4" office:value-type="string">
            <text:p>N-35-35-28.779602 E-139-34-49.379882</text:p>
          </table:table-cell>
          <table:table-cell table:style-name="ce35" table:formula="of:=IF([.E6]=&quot;&quot;;[.C6];CONCATENATE([.C6];&quot; / &quot;;[.E6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7_16-28-12_000.jpg</text:p>
          </table:table-cell>
          <table:table-cell table:style-name="ce8" office:value-type="string">
            <text:p>:m RES 1-4*4 / free# JVEMV6 68#_30(T-16) / 68. theoretical-physics(tp) / A.1. mathematics / T-16.様相論理 / topics=~,w:アブダクション；述語論理；古典論理；二重否定の除去；選言三段論法；三段論法；,other=~,s=~,i=~</text:p>
          </table:table-cell>
          <table:table-cell table:style-name="ce17"/>
          <table:table-cell table:style-name="ce4"/>
          <table:table-cell table:style-name="ce4" office:value-type="string">
            <text:p>N-35-35-28.656005 E-139-34-49.489746</text:p>
          </table:table-cell>
          <table:table-cell table:style-name="ce35" table:formula="of:=IF([.E7]=&quot;&quot;;[.C7];CONCATENATE([.C7];&quot; / &quot;;[.E7]))" office:value-type="string" office:string-value=":m RES 1-4*4 / free# JVEMV6 68#_30(T-16) / 68. theoretical-physics(tp) / A.1. mathematics / T-16.様相論理 / topics=~,w:アブダクション；述語論理；古典論理；二重否定の除去；選言三段論法；三段論法；,other=~,s=~,i=~">
            <text:p>:m RES 1-4*4 / free# JVEMV6 68#_30(T-16) / 68. theoretical-physics(tp) / A.1. mathematics / T-16.様相論理 / topics=~,w:アブダクション；述語論理；古典論理；二重否定の除去；選言三段論法；三段論法；,other=~,s=~,i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7_21-02-19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8.587341 E-139-34-49.105224</text:p>
          </table:table-cell>
          <table:table-cell table:style-name="ce35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1-27_23-24-36_000.jpg</text:p>
          </table:table-cell>
          <table:table-cell table:style-name="ce19" office:value-type="string">
            <text:p>:m 記録 / 身体 / ケガ / loc=左手：第３と第４指の間,cause=瓶を洗っていた：瓶の口に当該部分が触れていた,loc-incident=~,id=2021-01-23_23-34-41_000.jpg,phase=風呂のあと；テープの前,apparatus=~,injury=擦り傷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9]=&quot;&quot;;[.C9];CONCATENATE([.C9];&quot; / &quot;;[.E9]))" office:value-type="string" office:string-value=":m 記録 / 身体 / ケガ / loc=左手：第３と第４指の間,cause=瓶を洗っていた：瓶の口に当該部分が触れていた,loc-incident=~,id=2021-01-23_23-34-41_000.jpg,phase=風呂のあと；テープの前,apparatus=~,injury=擦り傷">
            <text:p>:m 記録 / 身体 / ケガ / loc=左手：第３と第４指の間,cause=瓶を洗っていた：瓶の口に当該部分が触れていた,loc-incident=~,id=2021-01-23_23-34-41_000.jpg,phase=風呂のあと；テープの前,apparatus=~,injury=擦り傷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1-27_23-24-58_000.jpg</text:p>
          </table:table-cell>
          <table:table-cell table:style-name="ce19" office:value-type="string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19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5" table:formula="of:=IF([.E10]=&quot;&quot;;[.C10];CONCATENATE([.C10];&quot; / &quot;;[.E10]))" office:value-type="string" office:string-value=":m 記録 / 身体 / ケガ / loc=左手：親指：右下隅：爪の角,cause=不明,loc-incident=~,id=2021-01-23_23-44-57_000.jpg,phase=風呂から出たところ；テープを貼る前,apparatus=~,injury=ひび割れ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1-28_00-08-54_000.jpg</text:p>
          </table:table-cell>
          <table:table-cell table:style-name="ce19" office:value-type="string">
            <text:p>:PHOTO 記録 / 経過記録；作ったもの / food=焼酎漬け / material=生姜：濁り、あり：２パック；liquor=麦焼酎：600ml,time=210124-1624,container=big-tall-jar-at-kitchen / type=~</text:p>
          </table:table-cell>
          <table:table-cell table:style-name="ce17"/>
          <table:table-cell table:style-name="ce4"/>
          <table:table-cell table:style-name="ce4" office:value-type="string">
            <text:p>N-35-35-29.05426 E-139-34-48.940429</text:p>
          </table:table-cell>
          <table:table-cell table:style-name="ce35" table:formula="of:=IF([.E11]=&quot;&quot;;[.C11];CONCATENATE([.C11];&quot; / &quot;;[.E11]))" office:value-type="string" office:string-value=":PHOTO 記録 / 経過記録；作ったもの / food=焼酎漬け / material=生姜：濁り、あり：２パック；liquor=麦焼酎：600ml,time=210124-1624,container=big-tall-jar-at-kitchen / type=~">
            <text:p>:PHOTO 記録 / 経過記録；作ったもの / food=焼酎漬け / material=生姜：濁り、あり：２パック；liquor=麦焼酎：600ml,time=210124-1624,container=big-tall-jar-at-kitchen / typ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1-01-28_00-09-03_000.jpg</text:p>
          </table:table-cell>
          <table:table-cell table:style-name="ce20" office:value-type="strin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20"/>
          <table:table-cell table:style-name="ce4"/>
          <table:table-cell table:style-name="ce4" office:value-type="string">
            <text:p>N-35-35-29.05426 E-139-34-48.940429</text:p>
          </table:table-cell>
          <table:table-cell table:style-name="ce35" table:formula="of:=IF([.E12]=&quot;&quot;;[.C12];CONCATENATE([.C12];&quot; / &quot;;[.E12]))" office:value-type="string" office:string-value=":PHOTO 記録 / 経過記録；作ったもの / food=焼酎漬け / material=ニンニク：３玉；liquor=麦焼酎：400ml,time=~,container=big-medium-jar-at-kitchen / type=~,other=~,id=2021-01-18_00-17-34_000.jp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28_01-29-31_000.jpg</text:p>
          </table:table-cell>
          <table:table-cell table:style-name="ce20" office:value-type="string">
            <text:p>:PHOTO 記録 / 文書 / 時刻：開始=風呂から戻る～終了=アダルト関連閲覧</text:p>
          </table:table-cell>
          <table:table-cell table:style-name="ce17"/>
          <table:table-cell table:style-name="ce4"/>
          <table:table-cell table:style-name="ce4"/>
          <table:table-cell table:style-name="ce35" table:formula="of:=IF([.E13]=&quot;&quot;;[.C13];CONCATENATE([.C13];&quot; / &quot;;[.E13]))" office:value-type="string" office:string-value=":PHOTO 記録 / 文書 / 時刻：開始=風呂から戻る～終了=アダルト関連閲覧">
            <text:p>:PHOTO 記録 / 文書 / 時刻：開始=風呂から戻る～終了=アダルト関連閲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28_01-29-56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5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28_03-58-50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5" table:formula="of:=IF([.E15]=&quot;&quot;;[.C15];CONCATENATE([.C15];&quot; / &quot;;[.E15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28_07-51-07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5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28_09-01-20_000.jpg</text:p>
          </table:table-cell>
          <table:table-cell table:style-name="ce8" office:value-type="string">
            <text:p>:m other / 記録　文書 / @自室 / 朝体操 / dance-original / s.1:id=KMCM,num-of-steps=6</text:p>
          </table:table-cell>
          <table:table-cell table:style-name="ce17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5" table:formula="of:=IF([.E17]=&quot;&quot;;[.C17];CONCATENATE([.C17];&quot; / &quot;;[.E17]))" office:value-type="string" office:string-value=":m other / 記録　文書 / @自室 / 朝体操 / dance-original / s.1:id=KMCM,num-of-steps=6">
            <text:p>:m other / 記録　文書 / @自室 / 朝体操 / dance-original / s.1:id=KMCM,num-of-steps=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28_09-01-34_000.jpg</text:p>
          </table:table-cell>
          <table:table-cell table:style-name="ce20" office:value-type="string">
            <text:p>:m :篠笛,shinobue 1*1 / session-memo / s.1:genr=習作,for=~,score+,memo~,key=Dm \\\ s.2:genr=習作,for=~,score+,memo~,key=Am</text:p>
          </table:table-cell>
          <table:table-cell table:style-name="ce20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5" table:formula="of:=IF([.E18]=&quot;&quot;;[.C18];CONCATENATE([.C18];&quot; / &quot;;[.E18]))" office:value-type="string" office:string-value=":m :篠笛,shinobue 1*1 / session-memo / s.1:genr=習作,for=~,score+,memo~,key=Dm \\\ s.2:genr=習作,for=~,score+,memo~,key=Am">
            <text:p>:m :篠笛,shinobue 1*1 / session-memo / s.1:genr=習作,for=~,score+,memo~,key=Dm \\\ s.2:genr=習作,for=~,score+,memo~,key=Am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6_12-58-55_000.mid</text:p>
          </table:table-cell>
          <table:table-cell table:style-name="ce8" office:value-type="string">
            <text:p>:in-mid / app=perfect-piano / 演奏、play / id-2021-0126-2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in-mid / app=perfect-piano / 演奏、play / id-2021-0126-2 / category=melody,inst=~,for=~,genre=~">
            <text:p>:in-mid / app=perfect-piano / 演奏、play / id-2021-0126-2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7_22-26-25_000.mid</text:p>
          </table:table-cell>
          <table:table-cell table:style-name="ce8" office:value-type="string">
            <text:p>:in-mid / app=perfect-piano / 演奏、play / id-2021-0127-1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in-mid / app=perfect-piano / 演奏、play / id-2021-0127-1 / category=melody,inst=~,for=~,genre=~">
            <text:p>:in-mid / app=perfect-piano / 演奏、play / id-2021-0127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7_23-17-42_000.mid</text:p>
          </table:table-cell>
          <table:table-cell table:style-name="ce8" office:value-type="string">
            <text:p>:in-mid / app=perfect-piano / 演奏、play / id-2021-0127-2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string" office:string-value=":in-mid / app=perfect-piano / 演奏、play / id-2021-0127-2 / category=melody,inst=~,for=~,genre=~">
            <text:p>:in-mid / app=perfect-piano / 演奏、play / id-2021-0127-2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8_07-45-51_000.mid</text:p>
          </table:table-cell>
          <table:table-cell table:style-name="ce8" office:value-type="string">
            <text:p>:in-mid / app=perfect-piano / 演奏、play / id-2021-0128-1 / category=melody,inst=shino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string" office:string-value=":in-mid / app=perfect-piano / 演奏、play / id-2021-0128-1 / category=melody,inst=shino,for=~,genre=~">
            <text:p>:in-mid / app=perfect-piano / 演奏、play / id-2021-0128-1 / category=melody,inst=shi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8_08-18-57_000.mid</text:p>
          </table:table-cell>
          <table:table-cell table:style-name="ce8" office:value-type="string">
            <text:p>:in-mid / app=perfect-piano / 演奏、play / id-2021-0128-2 / category=melody,inst=shino,for=~,genre=~</text:p>
          </table:table-cell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string" office:string-value=":in-mid / app=perfect-piano / 演奏、play / id-2021-0128-2 / category=melody,inst=shino,for=~,genre=~">
            <text:p>:in-mid / app=perfect-piano / 演奏、play / id-2021-0128-2 / category=melody,inst=shi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2021/01/28</text:date>, <text:time>11:07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28T11:07:25.60</dc:date>
    <dc:creator>iwabuchi ken</dc:creator>
    <meta:editing-duration>P30DT19H3M25S</meta:editing-duration>
    <meta:editing-cycles>11461</meta:editing-cycles>
    <meta:document-statistic meta:table-count="1" meta:cell-count="480" meta:object-count="0"/>
  </office:meta>
</office:document-meta>
</file>